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4.3484in" svg:x="3.9465in" svg:y="0.385in">
            <draw:object draw:notify-on-update-of-ranges="Sheet1.A1:Sheet1.A1 Sheet1.A2:Sheet1.A25 Sheet1.B1:Sheet1.B1 Sheet1.B2:Sheet1.B25 Sheet1.A1:Sheet1.A1 Sheet1.A2:Sheet1.A25 Sheet1.C1:Sheet1.C1 Sheet1.C2:Sheet1.C25 Sheet1.A1:Sheet1.A1 Sheet1.A2:Sheet1.A25 Sheet1.D1:Sheet1.D1 Sheet1.D2:Sheet1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048" calcext:value-type="float">
            <text:p>28.048</text:p>
          </table:table-cell>
          <table:table-cell office:value-type="float" office:value="25.97" calcext:value-type="float">
            <text:p>25.97</text:p>
          </table:table-cell>
          <table:table-cell office:value-type="float" office:value="2.063" calcext:value-type="float">
            <text:p>2.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18" calcext:value-type="float">
            <text:p>28.18</text:p>
          </table:table-cell>
          <table:table-cell office:value-type="float" office:value="25.927" calcext:value-type="float">
            <text:p>25.927</text:p>
          </table:table-cell>
          <table:table-cell office:value-type="float" office:value="2.222" calcext:value-type="float">
            <text:p>2.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894" calcext:value-type="float">
            <text:p>27.894</text:p>
          </table:table-cell>
          <table:table-cell office:value-type="float" office:value="25.655" calcext:value-type="float">
            <text:p>25.655</text:p>
          </table:table-cell>
          <table:table-cell office:value-type="float" office:value="2.218" calcext:value-type="float">
            <text:p>2.2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576" calcext:value-type="float">
            <text:p>16.576</text:p>
          </table:table-cell>
          <table:table-cell office:value-type="float" office:value="26.111" calcext:value-type="float">
            <text:p>26.111</text:p>
          </table:table-cell>
          <table:table-cell office:value-type="float" office:value="2.246" calcext:value-type="float">
            <text:p>2.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52" calcext:value-type="float">
            <text:p>16.52</text:p>
          </table:table-cell>
          <table:table-cell office:value-type="float" office:value="26.262" calcext:value-type="float">
            <text:p>26.262</text:p>
          </table:table-cell>
          <table:table-cell office:value-type="float" office:value="2.059" calcext:value-type="float">
            <text:p>2.0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505" calcext:value-type="float">
            <text:p>16.505</text:p>
          </table:table-cell>
          <table:table-cell office:value-type="float" office:value="26.337" calcext:value-type="float">
            <text:p>26.337</text:p>
          </table:table-cell>
          <table:table-cell office:value-type="float" office:value="2.007" calcext:value-type="float">
            <text:p>2.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666" calcext:value-type="float">
            <text:p>12.666</text:p>
          </table:table-cell>
          <table:table-cell office:value-type="float" office:value="26.401" calcext:value-type="float">
            <text:p>26.401</text:p>
          </table:table-cell>
          <table:table-cell office:value-type="float" office:value="2.274" calcext:value-type="float">
            <text:p>2.2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72" calcext:value-type="float">
            <text:p>12.72</text:p>
          </table:table-cell>
          <table:table-cell office:value-type="float" office:value="26.484" calcext:value-type="float">
            <text:p>26.484</text:p>
          </table:table-cell>
          <table:table-cell office:value-type="float" office:value="2.166" calcext:value-type="float">
            <text:p>2.1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585" calcext:value-type="float">
            <text:p>12.585</text:p>
          </table:table-cell>
          <table:table-cell office:value-type="float" office:value="26.678" calcext:value-type="float">
            <text:p>26.678</text:p>
          </table:table-cell>
          <table:table-cell office:value-type="float" office:value="1.998" calcext:value-type="float">
            <text:p>1.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454" calcext:value-type="float">
            <text:p>10.454</text:p>
          </table:table-cell>
          <table:table-cell office:value-type="float" office:value="28.44" calcext:value-type="float">
            <text:p>28.44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346" calcext:value-type="float">
            <text:p>10.346</text:p>
          </table:table-cell>
          <table:table-cell office:value-type="float" office:value="27.952" calcext:value-type="float">
            <text:p>27.952</text:p>
          </table:table-cell>
          <table:table-cell office:value-type="float" office:value="2.158" calcext:value-type="float">
            <text:p>2.1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342" calcext:value-type="float">
            <text:p>10.342</text:p>
          </table:table-cell>
          <table:table-cell office:value-type="float" office:value="28.275" calcext:value-type="float">
            <text:p>28.275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772" calcext:value-type="float">
            <text:p>8.772</text:p>
          </table:table-cell>
          <table:table-cell office:value-type="float" office:value="27.206" calcext:value-type="float">
            <text:p>27.206</text:p>
          </table:table-cell>
          <table:table-cell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734" calcext:value-type="float">
            <text:p>8.734</text:p>
          </table:table-cell>
          <table:table-cell office:value-type="float" office:value="26.921" calcext:value-type="float">
            <text:p>26.921</text:p>
          </table:table-cell>
          <table:table-cell office:value-type="float" office:value="2.286" calcext:value-type="float">
            <text:p>2.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735" calcext:value-type="float">
            <text:p>8.735</text:p>
          </table:table-cell>
          <table:table-cell office:value-type="float" office:value="26.871" calcext:value-type="float">
            <text:p>26.871</text:p>
          </table:table-cell>
          <table:table-cell office:value-type="float" office:value="2.417" calcext:value-type="float">
            <text:p>2.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07" calcext:value-type="float">
            <text:p>9.07</text:p>
          </table:table-cell>
          <table:table-cell office:value-type="float" office:value="27.045" calcext:value-type="float">
            <text:p>27.045</text:p>
          </table:table-cell>
          <table:table-cell office:value-type="float" office:value="2.377" calcext:value-type="float">
            <text:p>2.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099" calcext:value-type="float">
            <text:p>9.099</text:p>
          </table:table-cell>
          <table:table-cell office:value-type="float" office:value="26.963" calcext:value-type="float">
            <text:p>26.963</text:p>
          </table:table-cell>
          <table:table-cell office:value-type="float" office:value="2.561" calcext:value-type="float">
            <text:p>2.5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337" calcext:value-type="float">
            <text:p>9.337</text:p>
          </table:table-cell>
          <table:table-cell office:value-type="float" office:value="28.091" calcext:value-type="float">
            <text:p>28.091</text:p>
          </table:table-cell>
          <table:table-cell office:value-type="float" office:value="2.462" calcext:value-type="float">
            <text:p>2.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333" calcext:value-type="float">
            <text:p>8.333</text:p>
          </table:table-cell>
          <table:table-cell office:value-type="float" office:value="28.797" calcext:value-type="float">
            <text:p>28.797</text:p>
          </table:table-cell>
          <table:table-cell office:value-type="float" office:value="2.453" calcext:value-type="float">
            <text:p>2.4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994" calcext:value-type="float">
            <text:p>7.994</text:p>
          </table:table-cell>
          <table:table-cell office:value-type="float" office:value="28.198" calcext:value-type="float">
            <text:p>28.198</text:p>
          </table:table-cell>
          <table:table-cell office:value-type="float" office:value="2.485" calcext:value-type="float">
            <text:p>2.4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276" calcext:value-type="float">
            <text:p>8.276</text:p>
          </table:table-cell>
          <table:table-cell office:value-type="float" office:value="28.842" calcext:value-type="float">
            <text:p>28.842</text:p>
          </table:table-cell>
          <table:table-cell office:value-type="float" office:value="2.465" calcext:value-type="float">
            <text:p>2.4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735" calcext:value-type="float">
            <text:p>6.735</text:p>
          </table:table-cell>
          <table:table-cell office:value-type="float" office:value="30.656" calcext:value-type="float">
            <text:p>30.656</text:p>
          </table:table-cell>
          <table:table-cell office:value-type="float" office:value="2.449" calcext:value-type="float">
            <text:p>2.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421" calcext:value-type="float">
            <text:p>6.421</text:p>
          </table:table-cell>
          <table:table-cell office:value-type="float" office:value="30.975" calcext:value-type="float">
            <text:p>30.975</text:p>
          </table:table-cell>
          <table:table-cell office:value-type="float" office:value="2.512" calcext:value-type="float">
            <text:p>2.5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437" calcext:value-type="float">
            <text:p>6.437</text:p>
          </table:table-cell>
          <table:table-cell office:value-type="float" office:value="30.529" calcext:value-type="float">
            <text:p>30.529</text:p>
          </table:table-cell>
          <table:table-cell office:value-type="float" office:value="2.636" calcext:value-type="float">
            <text:p>2.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7:30:51.785817258</meta:creation-date>
    <dc:date>2024-08-31T17:47:51.540033973</dc:date>
    <meta:editing-duration>PT16M59S</meta:editing-duration>
    <meta:editing-cycles>5</meta:editing-cycles>
    <meta:generator>LibreOffice/7.6.7.2$Linux_X86_64 LibreOffice_project/60$Build-2</meta:generator>
    <meta:document-statistic meta:table-count="1" meta:cell-count="10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046cm" xlink:href=".." xlink:type="simple" chart:class="chart:scatter" chart:style-name="ch1">
        <chart:title svg:x="4.636cm" svg:y="0.356cm" chart:style-name="ch2">
          <text:p>Parsing performance comparison</text:p>
        </chart:title>
        <chart:legend chart:legend-position="end" svg:x="13.443cm" svg:y="3.947cm" style:legend-expansion="custom" svg:width="1.464cm" svg:height="1.956cm" style:legend-expansion-aspect-ratio="0.748466257668712" chart:style-name="ch3"/>
        <chart:plot-area chart:style-name="ch4" table:cell-range-address="Sheet1.A1:Sheet1.D25" chart:data-source-has-labels="row" svg:x="1.116cm" svg:y="1.4cm" svg:width="13.885cm" svg:height="8.332cm">
          <chart:coordinate-region svg:x="1.737cm" svg:y="1.6cm" svg:width="13.17cm" svg:height="7.485cm"/>
          <chart:axis chart:dimension="x" chart:name="primary-x" chart:style-name="ch5">
            <chart:title svg:x="7.405cm" svg:y="9.952cm" chart:style-name="ch6">
              <text:p>Threads</text:p>
            </chart:title>
            <chart:grid chart:style-name="ch7" chart:class="major"/>
          </chart:axis>
          <chart:axis chart:dimension="y" chart:name="primary-y" chart:style-name="ch8">
            <chart:title svg:x="0.236cm" svg:y="6.258cm" chart:style-name="ch9">
              <text:p>Seconds</text:p>
            </chart:title>
            <chart:grid chart:style-name="ch7" chart:class="major"/>
          </chart:axis>
          <chart:series chart:style-name="ch10" chart:values-cell-range-address="Sheet1.B2:Sheet1.B25" chart:label-cell-address="Sheet1.B1:Sheet1.B1" chart:class="chart:scatter">
            <chart:domain table:cell-range-address="Sheet1.A2:Sheet1.A25"/>
            <chart:data-point chart:repeated="24"/>
          </chart:series>
          <chart:series chart:style-name="ch11" chart:values-cell-range-address="Sheet1.C2:Sheet1.C25" chart:label-cell-address="Sheet1.C1:Sheet1.C1" chart:class="chart:scatter">
            <chart:data-point chart:repeated="24"/>
          </chart:series>
          <chart:series chart:style-name="ch12" chart:values-cell-range-address="Sheet1.D2:Sheet1.D25" chart:label-cell-address="Sheet1.D1:Sheet1.D1" chart:class="chart:scatte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l</text:p>
                <draw:g>
                  <svg:desc>Sheet1.B1:Sheet1.B1</svg:desc>
                </draw:g>
              </table:table-cell>
              <table:table-cell office:value-type="string">
                <text:p>user</text:p>
                <draw:g>
                  <svg:desc>Sheet1.C1:Sheet1.C1</svg:desc>
                </draw:g>
              </table:table-cell>
              <table:table-cell office:value-type="string">
                <text:p>sy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5</svg:desc>
                </draw:g>
              </table:table-cell>
              <table:table-cell office:value-type="float" office:value="28.048">
                <text:p>28.048</text:p>
                <draw:g>
                  <svg:desc>Sheet1.B2:Sheet1.B25</svg:desc>
                </draw:g>
              </table:table-cell>
              <table:table-cell office:value-type="float" office:value="25.97">
                <text:p>25.97</text:p>
                <draw:g>
                  <svg:desc>Sheet1.C2:Sheet1.C25</svg:desc>
                </draw:g>
              </table:table-cell>
              <table:table-cell office:value-type="float" office:value="2.063">
                <text:p>2.063</text:p>
                <draw:g>
                  <svg:desc>Sheet1.D2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8.18">
                <text:p>28.18</text:p>
              </table:table-cell>
              <table:table-cell office:value-type="float" office:value="25.927">
                <text:p>25.927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7.894">
                <text:p>27.894</text:p>
              </table:table-cell>
              <table:table-cell office:value-type="float" office:value="25.655">
                <text:p>25.655</text:p>
              </table:table-cell>
              <table:table-cell office:value-type="float" office:value="2.218">
                <text:p>2.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.576">
                <text:p>16.576</text:p>
              </table:table-cell>
              <table:table-cell office:value-type="float" office:value="26.111">
                <text:p>26.111</text:p>
              </table:table-cell>
              <table:table-cell office:value-type="float" office:value="2.246">
                <text:p>2.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6.52">
                <text:p>16.52</text:p>
              </table:table-cell>
              <table:table-cell office:value-type="float" office:value="26.262">
                <text:p>26.262</text:p>
              </table:table-cell>
              <table:table-cell office:value-type="float" office:value="2.059">
                <text:p>2.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.505">
                <text:p>16.505</text:p>
              </table:table-cell>
              <table:table-cell office:value-type="float" office:value="26.337">
                <text:p>26.337</text:p>
              </table:table-cell>
              <table:table-cell office:value-type="float" office:value="2.007">
                <text:p>2.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2.666">
                <text:p>12.666</text:p>
              </table:table-cell>
              <table:table-cell office:value-type="float" office:value="26.401">
                <text:p>26.401</text:p>
              </table:table-cell>
              <table:table-cell office:value-type="float" office:value="2.274">
                <text:p>2.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2.72">
                <text:p>12.72</text:p>
              </table:table-cell>
              <table:table-cell office:value-type="float" office:value="26.484">
                <text:p>26.484</text:p>
              </table:table-cell>
              <table:table-cell office:value-type="float" office:value="2.166">
                <text:p>2.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2.585">
                <text:p>12.585</text:p>
              </table:table-cell>
              <table:table-cell office:value-type="float" office:value="26.678">
                <text:p>26.678</text:p>
              </table:table-cell>
              <table:table-cell office:value-type="float" office:value="1.998">
                <text:p>1.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0.454">
                <text:p>10.454</text:p>
              </table:table-cell>
              <table:table-cell office:value-type="float" office:value="28.44">
                <text:p>28.4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0.346">
                <text:p>10.346</text:p>
              </table:table-cell>
              <table:table-cell office:value-type="float" office:value="27.952">
                <text:p>27.952</text:p>
              </table:table-cell>
              <table:table-cell office:value-type="float" office:value="2.158">
                <text:p>2.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0.342">
                <text:p>10.342</text:p>
              </table:table-cell>
              <table:table-cell office:value-type="float" office:value="28.275">
                <text:p>28.275</text:p>
              </table:table-cell>
              <table:table-cell office:value-type="float" office:value="2.314">
                <text:p>2.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.772">
                <text:p>8.772</text:p>
              </table:table-cell>
              <table:table-cell office:value-type="float" office:value="27.206">
                <text:p>27.206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8.734">
                <text:p>8.734</text:p>
              </table:table-cell>
              <table:table-cell office:value-type="float" office:value="26.921">
                <text:p>26.921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8.735">
                <text:p>8.735</text:p>
              </table:table-cell>
              <table:table-cell office:value-type="float" office:value="26.871">
                <text:p>26.871</text:p>
              </table:table-cell>
              <table:table-cell office:value-type="float" office:value="2.417">
                <text:p>2.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9.07">
                <text:p>9.07</text:p>
              </table:table-cell>
              <table:table-cell office:value-type="float" office:value="27.045">
                <text:p>27.045</text:p>
              </table:table-cell>
              <table:table-cell office:value-type="float" office:value="2.377">
                <text:p>2.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9.099">
                <text:p>9.099</text:p>
              </table:table-cell>
              <table:table-cell office:value-type="float" office:value="26.963">
                <text:p>26.963</text:p>
              </table:table-cell>
              <table:table-cell office:value-type="float" office:value="2.561">
                <text:p>2.5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9.337">
                <text:p>9.337</text:p>
              </table:table-cell>
              <table:table-cell office:value-type="float" office:value="28.091">
                <text:p>28.091</text:p>
              </table:table-cell>
              <table:table-cell office:value-type="float" office:value="2.462">
                <text:p>2.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8.333">
                <text:p>8.333</text:p>
              </table:table-cell>
              <table:table-cell office:value-type="float" office:value="28.797">
                <text:p>28.797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7.994">
                <text:p>7.994</text:p>
              </table:table-cell>
              <table:table-cell office:value-type="float" office:value="28.198">
                <text:p>28.198</text:p>
              </table:table-cell>
              <table:table-cell office:value-type="float" office:value="2.485">
                <text:p>2.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8.276">
                <text:p>8.276</text:p>
              </table:table-cell>
              <table:table-cell office:value-type="float" office:value="28.842">
                <text:p>28.842</text:p>
              </table:table-cell>
              <table:table-cell office:value-type="float" office:value="2.465">
                <text:p>2.4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6.735">
                <text:p>6.735</text:p>
              </table:table-cell>
              <table:table-cell office:value-type="float" office:value="30.656">
                <text:p>30.656</text:p>
              </table:table-cell>
              <table:table-cell office:value-type="float" office:value="2.449">
                <text:p>2.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6.421">
                <text:p>6.421</text:p>
              </table:table-cell>
              <table:table-cell office:value-type="float" office:value="30.975">
                <text:p>30.975</text:p>
              </table:table-cell>
              <table:table-cell office:value-type="float" office:value="2.512">
                <text:p>2.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6.437">
                <text:p>6.437</text:p>
              </table:table-cell>
              <table:table-cell office:value-type="float" office:value="30.529">
                <text:p>30.529</text:p>
              </table:table-cell>
              <table:table-cell office:value-type="float" office:value="2.636">
                <text:p>2.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